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46885" officeooo:paragraph-rsid="00046885" style:font-weight-asian="bold" style:font-weight-complex="bold"/>
    </style:style>
    <style:style style:name="P2" style:family="paragraph" style:parent-style-name="Standard">
      <style:paragraph-properties fo:text-align="start" style:justify-single-word="false"/>
      <style:text-properties fo:font-size="12pt" fo:font-weight="normal" officeooo:rsid="00046885" officeooo:paragraph-rsid="00046885"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5402f" officeooo:paragraph-rsid="0005402f"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5pt" fo:font-weight="normal" officeooo:rsid="00046885" officeooo:paragraph-rsid="00046885" style:font-size-asian="15pt" style:font-weight-asian="normal" style:font-size-complex="15pt" style:font-weight-complex="normal"/>
    </style:style>
    <style:style style:name="P5" style:family="paragraph" style:parent-style-name="Standard" style:list-style-name="L1">
      <style:paragraph-properties fo:text-align="start" style:justify-single-word="false"/>
      <style:text-properties fo:font-size="12pt" fo:font-weight="normal" officeooo:rsid="00046885" officeooo:paragraph-rsid="00046885"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46885" officeooo:paragraph-rsid="0005cf6a"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5402f" officeooo:paragraph-rsid="0005402f" style:font-size-asian="10.5pt" style:font-weight-asian="normal" style:font-size-complex="12pt" style:font-weight-complex="normal"/>
    </style:style>
    <style:style style:name="P8" style:family="paragraph" style:parent-style-name="Standard" style:list-style-name="L2">
      <style:paragraph-properties fo:text-align="start" style:justify-single-word="false"/>
      <style:text-properties fo:font-size="12pt" fo:font-weight="normal" officeooo:rsid="0005402f" officeooo:paragraph-rsid="0005402f" style:font-size-asian="10.5pt" style:font-weight-asian="normal" style:font-size-complex="12pt" style:font-weight-complex="normal"/>
    </style:style>
    <style:style style:name="P9" style:family="paragraph" style:parent-style-name="Standard" style:list-style-name="L3">
      <style:paragraph-properties fo:text-align="start" style:justify-single-word="false"/>
      <style:text-properties fo:font-size="12pt" fo:font-weight="normal" officeooo:rsid="0005402f" officeooo:paragraph-rsid="0005402f" style:font-size-asian="10.5pt" style:font-weight-asian="normal" style:font-size-complex="12pt" style:font-weight-complex="normal"/>
    </style:style>
    <style:style style:name="P10" style:family="paragraph" style:parent-style-name="Standard" style:list-style-name="L4">
      <style:paragraph-properties fo:text-align="start" style:justify-single-word="false"/>
      <style:text-properties fo:font-size="12pt" fo:font-weight="normal" officeooo:rsid="0005cf6a" officeooo:paragraph-rsid="0005cf6a"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5cf6a" officeooo:paragraph-rsid="0005cf6a" style:font-size-asian="10.5pt" style:font-weight-asian="normal" style:font-size-complex="12pt" style:font-weight-complex="normal"/>
    </style:style>
    <style:style style:name="P12" style:family="paragraph" style:parent-style-name="Standard" style:list-style-name="L4">
      <style:paragraph-properties fo:text-align="start" style:justify-single-word="false"/>
      <style:text-properties fo:font-size="12pt" fo:font-weight="normal" officeooo:rsid="0006b725" officeooo:paragraph-rsid="0006b725"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6b725" officeooo:paragraph-rsid="0006b725"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9a7d1" officeooo:paragraph-rsid="0009a7d1" style:font-size-asian="10.5pt" style:font-weight-asian="normal" style:font-size-complex="12pt" style:font-weight-complex="normal"/>
    </style:style>
    <style:style style:name="P15" style:family="paragraph" style:parent-style-name="Standard" style:list-style-name="L5">
      <style:paragraph-properties fo:text-align="start" style:justify-single-word="false"/>
      <style:text-properties fo:font-size="12pt" fo:font-weight="normal" officeooo:rsid="000e995e" officeooo:paragraph-rsid="000e995e" style:font-size-asian="10.5pt" style:font-weight-asian="normal" style:font-size-complex="12pt" style:font-weight-complex="normal"/>
    </style:style>
    <style:style style:name="P16" style:family="paragraph" style:parent-style-name="Standard" style:list-style-name="L5">
      <style:paragraph-properties fo:text-align="start" style:justify-single-word="false"/>
      <style:text-properties fo:font-size="12pt" fo:font-weight="normal" officeooo:rsid="000db2dd" officeooo:paragraph-rsid="000db2dd"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ebc0f" officeooo:paragraph-rsid="000ebc0f" style:font-size-asian="10.5pt" style:font-weight-asian="normal" style:font-size-complex="12pt" style:font-weight-complex="normal"/>
    </style:style>
    <style:style style:name="P18" style:family="paragraph" style:parent-style-name="Standard" style:list-style-name="L6">
      <style:paragraph-properties fo:text-align="start" style:justify-single-word="false"/>
      <style:text-properties fo:font-size="12pt" fo:font-weight="normal" officeooo:rsid="000ebc0f" officeooo:paragraph-rsid="000ebc0f"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fc3a4" officeooo:paragraph-rsid="000fc3a4" style:font-size-asian="10.5pt" style:font-weight-asian="normal" style:font-size-complex="12pt" style:font-weight-complex="normal"/>
    </style:style>
    <style:style style:name="P20" style:family="paragraph" style:parent-style-name="Standard" style:list-style-name="L7">
      <style:paragraph-properties fo:text-align="start" style:justify-single-word="false"/>
      <style:text-properties fo:font-size="12pt" fo:font-weight="normal" officeooo:rsid="000fc3a4" officeooo:paragraph-rsid="000fc3a4" style:font-size-asian="10.5pt" style:font-weight-asian="normal" style:font-size-complex="12pt" style:font-weight-complex="normal"/>
    </style:style>
    <style:style style:name="P21" style:family="paragraph" style:parent-style-name="Standard" style:list-style-name="L8">
      <style:paragraph-properties fo:text-align="start" style:justify-single-word="false"/>
      <style:text-properties fo:font-size="12pt" fo:font-weight="normal" officeooo:rsid="000fc3a4" officeooo:paragraph-rsid="000fc3a4" style:font-size-asian="10.5pt" style:font-weight-asian="normal" style:font-size-complex="12pt" style:font-weight-complex="normal"/>
    </style:style>
    <style:style style:name="P22" style:family="paragraph" style:parent-style-name="Standard" style:list-style-name="L7">
      <style:paragraph-properties fo:text-align="start" style:justify-single-word="false"/>
      <style:text-properties fo:font-size="12pt" fo:font-weight="normal" officeooo:rsid="000feccf" officeooo:paragraph-rsid="000feccf" style:font-size-asian="10.5pt" style:font-weight-asian="normal" style:font-size-complex="12pt" style:font-weight-complex="normal"/>
    </style:style>
    <style:style style:name="P23" style:family="paragraph" style:parent-style-name="Standard" style:list-style-name="L8">
      <style:paragraph-properties fo:text-align="start" style:justify-single-word="false"/>
      <style:text-properties fo:font-size="12pt" fo:font-weight="normal" officeooo:rsid="000feccf" officeooo:paragraph-rsid="000feccf" style:font-size-asian="10.5pt" style:font-weight-asian="normal" style:font-size-complex="12pt" style:font-weight-complex="normal"/>
    </style:style>
    <style:style style:name="P24" style:family="paragraph" style:parent-style-name="Standard" style:list-style-name="L5">
      <style:paragraph-properties fo:text-align="start" style:justify-single-word="false"/>
      <style:text-properties officeooo:paragraph-rsid="0009a7d1"/>
    </style:style>
    <style:style style:name="P25" style:family="paragraph" style:parent-style-name="Standard" style:list-style-name="L5">
      <style:paragraph-properties fo:text-align="start" style:justify-single-word="false"/>
      <style:text-properties officeooo:rsid="000bd850" officeooo:paragraph-rsid="000bd850"/>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09a7d1" style:font-size-asian="10.5pt" style:font-weight-asian="normal" style:font-size-complex="12pt" style:font-weight-complex="normal"/>
    </style:style>
    <style:style style:name="T3" style:family="text">
      <style:text-properties fo:font-size="12pt" fo:font-weight="normal" officeooo:rsid="000e995e" style:font-size-asian="10.5pt" style:font-weight-asian="normal" style:font-size-complex="12pt" style:font-weight-complex="normal"/>
    </style:style>
    <style:style style:name="T4" style:family="text">
      <style:text-properties officeooo:rsid="00087f1d"/>
    </style:style>
    <style:style style:name="T5" style:family="text">
      <style:text-properties officeooo:rsid="000feccf"/>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LAST STOP OVER</text:p>
      <text:p text:style-name="P4">Why</text:p>
      <text:p text:style-name="P2">We want customers to visit our location. They should come here to buy food, drinks and just hang around. We are writing this so that families, friends, people who want to watch football matches, <text:span text:style-name="T4">5</text:span>people who want to hang out come to this specific location.</text:p>
      <text:p text:style-name="P2"/>
      <text:p text:style-name="P4">Who</text:p>
      <text:list xml:id="list1522279401" text:style-name="L1">
        <text:list-item>
          <text:p text:style-name="P5">families</text:p>
        </text:list-item>
        <text:list-item>
          <text:p text:style-name="P5">friends <text:span text:style-name="T5">who want to hang out</text:span></text:p>
        </text:list-item>
        <text:list-item>
          <text:p text:style-name="P5">people who want to watch football matches</text:p>
        </text:list-item>
        <text:list-item>
          <text:p text:style-name="P5">people looking to take out food</text:p>
        </text:list-item>
      </text:list>
      <text:p text:style-name="P2"/>
      <text:p text:style-name="P3">Gathering information</text:p>
      <text:list xml:id="list890974865" text:style-name="L2">
        <text:list-item>
          <text:p text:style-name="P8">Our mission is to serve people who want to go out and have fun, relax</text:p>
        </text:list-item>
        <text:list-item>
          <text:p text:style-name="P8">ask the workers what kind of people come here.</text:p>
        </text:list-item>
        <text:list-item>
          <text:p text:style-name="P8">Watch and list to people at tlso</text:p>
        </text:list-item>
      </text:list>
      <text:p text:style-name="P3"/>
      <text:p text:style-name="P3">Groups of site visitors</text:p>
      <text:list xml:id="list3061910860" text:style-name="L3">
        <text:list-item>
          <text:p text:style-name="P9">Parents</text:p>
        </text:list-item>
        <text:list-item>
          <text:p text:style-name="P9">Football fans</text:p>
        </text:list-item>
        <text:list-item>
          <text:p text:style-name="P9">Meetings – Business or Personal</text:p>
        </text:list-item>
      </text:list>
      <text:p text:style-name="P3"/>
      <text:p text:style-name="P3">Major characteristics of each group</text:p>
      <text:list xml:id="list1812093276" text:style-name="L4">
        <text:list-item>
          <text:p text:style-name="P10">Parents</text:p>
          <text:list>
            <text:list-item>
              <text:p text:style-name="P10">Some are tech savvy</text:p>
            </text:list-item>
            <text:list-item>
              <text:p text:style-name="P10">Affordable</text:p>
            </text:list-item>
            <text:list-item>
              <text:p text:style-name="P10">likely to be with children</text:p>
            </text:list-item>
            <text:list-item>
              <text:p text:style-name="P10">30+</text:p>
            </text:list-item>
            <text:list-item>
              <text:p text:style-name="P10">through seo</text:p>
            </text:list-item>
          </text:list>
        </text:list-item>
        <text:list-item>
          <text:p text:style-name="P10">Young adults</text:p>
          <text:list>
            <text:list-item>
              <text:p text:style-name="P10">Tech savvy</text:p>
            </text:list-item>
            <text:list-item>
              <text:p text:style-name="P10">reasonable. Can relax after work on a friday.</text:p>
            </text:list-item>
            <text:list-item>
              <text:p text:style-name="P10">Seo / direct to website</text:p>
            </text:list-item>
          </text:list>
        </text:list-item>
        <text:list-item>
          <text:p text:style-name="P12">Football fans</text:p>
          <text:list>
            <text:list-item>
              <text:p text:style-name="P12">all are tech savvy</text:p>
            </text:list-item>
          </text:list>
        </text:list-item>
        <text:list-item>
          <text:p text:style-name="P12">Meetings</text:p>
          <text:list>
            <text:list-item>
              <text:p text:style-name="P12">Quiet place where they can talk.</text:p>
            </text:list-item>
            <text:list-item>
              <text:p text:style-name="P12">Through seo.</text:p>
            </text:list-item>
          </text:list>
        </text:list-item>
      </text:list>
      <text:p text:style-name="P13"/>
      <text:p text:style-name="P14">Personas</text:p>
      <text:list xml:id="list694189795" text:style-name="L5">
        <text:list-item>
          <text:p text:style-name="P15">Bambiz</text:p>
          <text:list>
            <text:list-item>
              <text:p text:style-name="P24"><text:span text:style-name="T3">He</text:span><text:span text:style-name="T2"> is a football fan. He wants a place where he can watch sport matches.</text:span></text:p>
            </text:list-item>
            <text:list-item>
              <text:p text:style-name="P16">He abreast with current tech</text:p>
            </text:list-item>
            <text:list-item>
              <text:p text:style-name="P15">he will probably find us through seo</text:p>
            </text:list-item>
          </text:list>
        </text:list-item>
        <text:list-item>
          <text:p text:style-name="P15">Techeaz</text:p>
          <text:list>
            <text:list-item>
              <text:p text:style-name="P25"><text:span text:style-name="T3">He</text:span><text:span text:style-name="T1"> is a father of 3. he wants a place where he can eat with his family</text:span></text:p>
            </text:list-item>
            <text:list-item>
              <text:p text:style-name="P15">I want to take the family out to sit and eat and talk</text:p>
            </text:list-item>
            <text:list-item>
              <text:p text:style-name="P15">40s</text:p>
            </text:list-item>
          </text:list>
        </text:list-item>
        <text:list-item>
          <text:p text:style-name="P15">Zcheya</text:p>
          <text:list>
            <text:list-item>
              <text:p text:style-name="P15">He is a young adult</text:p>
            </text:list-item>
            <text:list-item>
              <text:p text:style-name="P15">30years</text:p>
            </text:list-item>
            <text:list-item>
              <text:p text:style-name="P15">I just want a place to relax</text:p>
            </text:list-item>
          </text:list>
        </text:list-item>
      </text:list>
      <text:p text:style-name="P11"><text:soft-page-break/></text:p>
      <text:p text:style-name="P17">Scenarios</text:p>
      <text:list xml:id="list1647289303" text:style-name="L6">
        <text:list-item>
          <text:p text:style-name="P18">Bambiz wants a place to watch football matches</text:p>
        </text:list-item>
        <text:list-item>
          <text:p text:style-name="P18">Techeaz says he is feeling good today and wants a place to take the family out</text:p>
        </text:list-item>
        <text:list-item>
          <text:p text:style-name="P18">Zcheya’s friend is coming to meet. He looks for a place they can sit and talk about whatever. </text:p>
        </text:list-item>
      </text:list>
      <text:p text:style-name="P6"/>
      <text:p text:style-name="P6"/>
      <text:p text:style-name="P6"/>
      <text:p text:style-name="P19"/>
      <text:p text:style-name="P19"/>
      <text:p text:style-name="P19"/>
      <text:p text:style-name="P19"/>
      <text:p text:style-name="P19"/>
      <text:p text:style-name="P19"/>
      <text:p text:style-name="P19"/>
      <text:p text:style-name="P19">Questions</text:p>
      <text:list xml:id="list594823062" text:style-name="L7">
        <text:list-item>
          <text:p text:style-name="P20">Can I watch football matches here</text:p>
        </text:list-item>
        <text:list-item>
          <text:p text:style-name="P20">What kind of matches</text:p>
        </text:list-item>
        <text:list-item>
          <text:p text:style-name="P20">Can I sit here to eat</text:p>
        </text:list-item>
        <text:list-item>
          <text:p text:style-name="P20">What food is served here</text:p>
        </text:list-item>
        <text:list-item>
          <text:p text:style-name="P20">How much do drinks cost</text:p>
        </text:list-item>
        <text:list-item>
          <text:p text:style-name="P20">Is here conducive for a meeting</text:p>
        </text:list-item>
        <text:list-item>
          <text:p text:style-name="P22">Where can I find you</text:p>
        </text:list-item>
        <text:list-item>
          <text:p text:style-name="P22">when do you open</text:p>
        </text:list-item>
        <text:list-item>
          <text:p text:style-name="P22">maybe payment info</text:p>
        </text:list-item>
      </text:list>
      <text:p text:style-name="P19"/>
      <text:p text:style-name="P19"/>
      <text:p text:style-name="P19">What do I want to achieve?</text:p>
      <text:list xml:id="list4121794337" text:style-name="L8">
        <text:list-item>
          <text:p text:style-name="P21">Have people visit the pub to relax, watch matches and pay for food.</text:p>
        </text:list-item>
        <text:list-item>
          <text:p text:style-name="P23">Let people understand that they will have to buy something when they appear</text:p>
        </text:list-item>
      </text:list>
      <text:p text:style-name="P19"/>
      <text:p text:style-name="P19"/>
      <text:p text:style-name="P19"/>
      <text:p text:style-name="P19"/>
      <text:p text:style-name="P19"/>
      <text:p text:style-name="P19">SEO </text:p>
      <text:p text:style-name="P19">tilapi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2-06T21:57:18.286000000</meta:creation-date>
    <dc:date>2020-12-07T23:43:53.734000000</dc:date>
    <meta:editing-duration>PT4H36M55S</meta:editing-duration>
    <meta:editing-cycles>2</meta:editing-cycles>
    <meta:generator>LibreOffice/6.4.0.3$Windows_X86_64 LibreOffice_project/b0a288ab3d2d4774cb44b62f04d5d28733ac6df8</meta:generator>
    <meta:document-statistic meta:table-count="0" meta:image-count="0" meta:object-count="0" meta:page-count="2" meta:paragraph-count="64" meta:word-count="414" meta:character-count="1975" meta:non-whitespace-character-count="1673"/>
  </office:meta>
</office:document-meta>
</file>